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48f" officeooo:paragraph-rsid="000eb48f"/>
    </style:style>
    <style:style style:name="P2" style:family="paragraph" style:parent-style-name="Standard">
      <style:text-properties fo:font-weight="bold" officeooo:rsid="000eb48f" officeooo:paragraph-rsid="000eb48f" style:font-weight-asian="bold" style:font-weight-complex="bold"/>
    </style:style>
    <style:style style:name="P3" style:family="paragraph" style:parent-style-name="Standard">
      <style:text-properties fo:font-weight="bold" officeooo:rsid="000ebe51" officeooo:paragraph-rsid="000ebe51" style:font-weight-asian="bold" style:font-weight-complex="bold"/>
    </style:style>
    <style:style style:name="P4" style:family="paragraph" style:parent-style-name="Standard">
      <style:text-properties fo:font-weight="bold" officeooo:rsid="001178b7" officeooo:paragraph-rsid="001178b7" style:font-weight-asian="bold" style:font-weight-complex="bold"/>
    </style:style>
    <style:style style:name="P5" style:family="paragraph" style:parent-style-name="Standard">
      <style:text-properties fo:font-weight="bold" officeooo:rsid="003415b1" officeooo:paragraph-rsid="003415b1" style:font-weight-asian="bold" style:font-weight-complex="bold"/>
    </style:style>
    <style:style style:name="P6" style:family="paragraph" style:parent-style-name="Standard">
      <style:text-properties fo:font-weight="normal" officeooo:rsid="000ebe51" officeooo:paragraph-rsid="000ebe51" style:font-weight-asian="normal" style:font-weight-complex="normal"/>
    </style:style>
    <style:style style:name="P7" style:family="paragraph" style:parent-style-name="Standard">
      <style:text-properties fo:font-weight="normal" officeooo:rsid="000ebe51" officeooo:paragraph-rsid="000f9856" style:font-weight-asian="normal" style:font-weight-complex="normal"/>
    </style:style>
    <style:style style:name="P8" style:family="paragraph" style:parent-style-name="Standard">
      <style:text-properties fo:font-weight="normal" officeooo:rsid="000f9856" officeooo:paragraph-rsid="000f9856" style:font-weight-asian="normal" style:font-weight-complex="normal"/>
    </style:style>
    <style:style style:name="P9" style:family="paragraph" style:parent-style-name="Standard">
      <style:text-properties fo:font-weight="normal" officeooo:rsid="000f9856" officeooo:paragraph-rsid="0021f138" style:font-weight-asian="normal" style:font-weight-complex="normal"/>
    </style:style>
    <style:style style:name="P10" style:family="paragraph" style:parent-style-name="Standard">
      <style:text-properties fo:font-weight="normal" officeooo:rsid="001178b7" officeooo:paragraph-rsid="001178b7" style:font-weight-asian="normal" style:font-weight-complex="normal"/>
    </style:style>
    <style:style style:name="P11" style:family="paragraph" style:parent-style-name="Standard">
      <style:text-properties fo:font-weight="normal" officeooo:rsid="0012096a" officeooo:paragraph-rsid="0012096a" style:font-weight-asian="normal" style:font-weight-complex="normal"/>
    </style:style>
    <style:style style:name="P12" style:family="paragraph" style:parent-style-name="Standard">
      <style:text-properties fo:font-weight="normal" officeooo:rsid="001711d8" officeooo:paragraph-rsid="001711d8" style:font-weight-asian="normal" style:font-weight-complex="normal"/>
    </style:style>
    <style:style style:name="P13" style:family="paragraph" style:parent-style-name="Standard">
      <style:text-properties fo:font-weight="normal" officeooo:rsid="0020af6e" officeooo:paragraph-rsid="0020af6e" style:font-weight-asian="normal" style:font-weight-complex="normal"/>
    </style:style>
    <style:style style:name="P14" style:family="paragraph" style:parent-style-name="Standard">
      <style:text-properties fo:font-weight="normal" officeooo:rsid="001a3bfe" officeooo:paragraph-rsid="001ab381" style:font-weight-asian="normal" style:font-weight-complex="normal"/>
    </style:style>
    <style:style style:name="P15" style:family="paragraph" style:parent-style-name="Standard">
      <style:text-properties fo:font-weight="normal" officeooo:rsid="00260c1e" officeooo:paragraph-rsid="00260c1e" style:font-weight-asian="normal" style:font-weight-complex="normal"/>
    </style:style>
    <style:style style:name="P16" style:family="paragraph" style:parent-style-name="Standard">
      <style:text-properties fo:font-weight="normal" officeooo:rsid="0026ec53" officeooo:paragraph-rsid="0026ec53" style:font-weight-asian="normal" style:font-weight-complex="normal"/>
    </style:style>
    <style:style style:name="P17" style:family="paragraph" style:parent-style-name="Standard">
      <style:text-properties fo:font-weight="normal" officeooo:rsid="002769f9" officeooo:paragraph-rsid="002769f9" style:font-weight-asian="normal" style:font-weight-complex="normal"/>
    </style:style>
    <style:style style:name="P18" style:family="paragraph" style:parent-style-name="Standard">
      <style:text-properties fo:font-weight="normal" officeooo:rsid="002c2891" officeooo:paragraph-rsid="002c2891" style:font-weight-asian="normal" style:font-weight-complex="normal"/>
    </style:style>
    <style:style style:name="P19" style:family="paragraph" style:parent-style-name="Standard">
      <style:text-properties fo:font-weight="normal" officeooo:rsid="002f44a8" officeooo:paragraph-rsid="0031908a" style:font-weight-asian="normal" style:font-weight-complex="normal"/>
    </style:style>
    <style:style style:name="P20" style:family="paragraph" style:parent-style-name="Standard">
      <style:text-properties fo:font-weight="normal" officeooo:rsid="002f44a8" officeooo:paragraph-rsid="0035c9a6" style:font-weight-asian="normal" style:font-weight-complex="normal"/>
    </style:style>
    <style:style style:name="P21" style:family="paragraph" style:parent-style-name="Standard">
      <style:text-properties fo:font-weight="normal" officeooo:rsid="0033f7e6" officeooo:paragraph-rsid="0033f7e6" style:font-weight-asian="normal" style:font-weight-complex="normal"/>
    </style:style>
    <style:style style:name="P22" style:family="paragraph" style:parent-style-name="Standard">
      <style:text-properties fo:font-weight="normal" officeooo:rsid="0033f7e6" officeooo:paragraph-rsid="0035c9a6" style:font-weight-asian="normal" style:font-weight-complex="normal"/>
    </style:style>
    <style:style style:name="P23" style:family="paragraph" style:parent-style-name="Standard">
      <style:text-properties fo:color="#ff3300" officeooo:rsid="000eb48f" officeooo:paragraph-rsid="000eb48f"/>
    </style:style>
    <style:style style:name="P24" style:family="paragraph" style:parent-style-name="Standard">
      <style:text-properties officeooo:rsid="001ab381" officeooo:paragraph-rsid="000eb48f"/>
    </style:style>
    <style:style style:name="P25" style:family="paragraph" style:parent-style-name="Standard">
      <style:text-properties officeooo:rsid="001f3b24" officeooo:paragraph-rsid="001f3b24"/>
    </style:style>
    <style:style style:name="P26" style:family="paragraph" style:parent-style-name="Standard">
      <style:text-properties officeooo:rsid="001f3b24" officeooo:paragraph-rsid="0031908a"/>
    </style:style>
    <style:style style:name="P27" style:family="paragraph" style:parent-style-name="Standard">
      <style:text-properties officeooo:rsid="0033f7e6" officeooo:paragraph-rsid="0033f7e6"/>
    </style:style>
    <style:style style:name="P28" style:family="paragraph" style:parent-style-name="Standard">
      <style:text-properties fo:color="#ff6600" fo:font-weight="bold" officeooo:rsid="003415b1" officeooo:paragraph-rsid="003415b1" style:font-weight-asian="bold" style:font-weight-complex="bold"/>
    </style:style>
    <style:style style:name="P29" style:family="paragraph" style:parent-style-name="Standard">
      <style:text-properties fo:color="#ff6600" officeooo:rsid="001f3b24" officeooo:paragraph-rsid="001f3b24"/>
    </style:style>
    <style:style style:name="P30" style:family="paragraph" style:parent-style-name="Standard">
      <style:text-properties officeooo:rsid="000eb48f" officeooo:paragraph-rsid="000eb48f"/>
    </style:style>
    <style:style style:name="P31" style:family="paragraph" style:parent-style-name="Standard">
      <style:text-properties officeooo:rsid="0037769d" officeooo:paragraph-rsid="0037769d"/>
    </style:style>
    <style:style style:name="T1" style:family="text">
      <style:text-properties officeooo:rsid="001de80c"/>
    </style:style>
    <style:style style:name="T2" style:family="text">
      <style:text-properties officeooo:rsid="001f3b24"/>
    </style:style>
    <style:style style:name="T3" style:family="text">
      <style:text-properties officeooo:rsid="0026c824"/>
    </style:style>
    <style:style style:name="T4" style:family="text">
      <style:text-properties officeooo:rsid="002f44a8"/>
    </style:style>
    <style:style style:name="T5" style:family="text">
      <style:text-properties officeooo:rsid="0030906c"/>
    </style:style>
    <style:style style:name="T6" style:family="text">
      <style:text-properties officeooo:rsid="0031908a"/>
    </style:style>
    <style:style style:name="T7" style:family="text">
      <style:text-properties officeooo:rsid="003415b1"/>
    </style:style>
    <style:style style:name="T8" style:family="text">
      <style:text-properties officeooo:rsid="0035c9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Qs: Step with power in expansion</text:p>
      <text:p text:style-name="P5"/>
      <text:p text:style-name="P2">Holes</text:p>
      <text:p text:style-name="P1">Ac: 5*5</text:p>
      <text:p text:style-name="P1">Bc: 5*5</text:p>
      <text:p text:style-name="P1"/>
      <text:p text:style-name="P31">----Final Matrix----</text:p>
      <text:p text:style-name="P31">1.0 <text:s/>0.00400000019 <text:s/>0.0 <text:s/>-0.00400000019 <text:s/>0.0 <text:s/>0.0 <text:s/>-3.490658642e-05 <text:s/>-3.490658642e-05 <text:s/>0.0 <text:s/>0.0 <text:s/></text:p>
      <text:p text:style-name="P31"/>
      <text:p text:style-name="P31">0.0 <text:s/>1.0 <text:s/>0.003984000189 <text:s/>0.0 <text:s/>0.0 <text:s/>0.0 <text:s/>0.0 <text:s/>0.0 <text:s/>1.200000057e-06 <text:s/>0.0 <text:s/></text:p>
      <text:p text:style-name="P31"/>
      <text:p text:style-name="P31">0.0 <text:s/>0.0 <text:s/>0.996 <text:s/>0.0 <text:s/>0.0 <text:s/>0.0 <text:s/>0.0 <text:s/>0.0 <text:s/>0.0003 <text:s/>0.0 <text:s/></text:p>
      <text:p text:style-name="P31"/>
      <text:p text:style-name="P31">0.0 <text:s/>0.0 <text:s/>0.0 <text:s/>1.0 <text:s/>0.0 <text:s/>0.004000000158 <text:s/>0.0 <text:s/>0.0 <text:s/>0.0 <text:s/>0.0 <text:s/></text:p>
      <text:p text:style-name="P31"/>
      <text:p text:style-name="P31">0.0 <text:s/>0.0 <text:s/>0.0 <text:s/>0.2 <text:s/>0.8 <text:s/>0.0 <text:s/>0.001745329238 <text:s/>0.001745329238 <text:s/>0.0 <text:s/>0.0 <text:s/></text:p>
      <text:p text:style-name="P31"/>
      <text:p text:style-name="P31">0.0 <text:s/>0.0 <text:s/>0.0 <text:s/>0.0 <text:s/>0.0 <text:s/>1.0 <text:s/>0.0 <text:s/>0.0 <text:s/>0.0 <text:s/>0.0 <text:s/></text:p>
      <text:p text:style-name="P31"/>
      <text:p text:style-name="P31">0.0 <text:s/>0.0 <text:s/>0.0 <text:s/>0.0 <text:s/>0.0 <text:s/>0.0 <text:s/>1.0 <text:s/>0.0 <text:s/>0.0 <text:s/>0.0 <text:s/></text:p>
      <text:p text:style-name="P31"/>
      <text:p text:style-name="P31">0.0 <text:s/>0.0 <text:s/>0.0 <text:s/>0.0 <text:s/>0.0 <text:s/>0.0 <text:s/>0.0 <text:s/>1.0 <text:s/>0.0 <text:s/>0.0 <text:s/></text:p>
      <text:p text:style-name="P31"/>
      <text:p text:style-name="P31">0.0 <text:s/>0.0 <text:s/>0.0 <text:s/>0.0 <text:s/>0.0 <text:s/>0.0 <text:s/>0.0 <text:s/>0.0 <text:s/>1.0 <text:s/>0.0 <text:s/></text:p>
      <text:p text:style-name="P31"/>
      <text:p text:style-name="P31">0.0 <text:s/>0.0 <text:s/>0.0 <text:s/>0.0 <text:s/>0.0 <text:s/>0.0 <text:s/>0.0 <text:s/>0.0 <text:s/>0.0 <text:s/>1.0</text:p>
      <text:p text:style-name="P31"/>
      <text:p text:style-name="P31"/>
      <text:p text:style-name="P1">Init</text:p>
      <text:p text:style-name="P1">Ac = [0,0,0,0,0]</text:p>
      <text:p text:style-name="P1">Bc = [(-100,100),0,0,(-100,100),(-100,100)]</text:p>
      <text:p text:style-name="P23"/>
      <text:p text:style-name="P1"/>
      <text:p text:style-name="P1">Time</text:p>
      <text:p text:style-name="P1">T=<text:span text:style-name="T1">7</text:span></text:p>
      <text:p text:style-name="P1"/>
      <text:p text:style-name="P1">Unsafe</text:p>
      <text:p text:style-name="P1">Unbounded Psi (#4) <text:span text:style-name="T1">[-1.39,1.39]</text:span></text:p>
      <text:p text:style-name="P1"/>
      <text:p text:style-name="P1">Faults</text:p>
      <text:p text:style-name="P1">Bc: [(0,1),(0,2),(4,1),(4,2)]</text:p>
      <text:p text:style-name="P1"/>
      <text:p text:style-name="P1">Var=[5,5,6,7]</text:p>
      <text:p text:style-name="P1"/>
      <text:p text:style-name="P1">Status: Safe</text:p>
      <text:p text:style-name="P24"/>
      <text:p text:style-name="P29">qs: check . Matrix <text:span text:style-name="T7">for dot</text:span></text:p>
      <text:p text:style-name="P25"/>
      <text:p text:style-name="P26">Total Time: <text:span text:style-name="T6">0.11954331398010254 (with faults)</text:span></text:p>
      <text:p text:style-name="P27"><text:soft-page-break/><text:span text:style-name="T2">Total Time: </text:span>0.11448240280151367 (without* faults)</text:p>
      <text:p text:style-name="P1"/>
      <text:p text:style-name="P3">Flight Envelope</text:p>
      <text:p text:style-name="P6">A: 12*12</text:p>
      <text:p text:style-name="P6">B: 4*12</text:p>
      <text:p text:style-name="P15"/>
      <text:p text:style-name="P6">Init</text:p>
      <text:p text:style-name="P9">A=[(3,4),(3,4),(3,5),(3,4),(3,4),(3,5),(-0.50,0.50),(-0.50,0.50),(-0.50,0.50),(-1,1),(-1,1),(-1,1)]</text:p>
      <text:p text:style-name="P9">B=[(5,10),(-0.1,0.1),(-0.1,0.1),(-0.1,0.1)]</text:p>
      <text:p text:style-name="P7"/>
      <text:p text:style-name="P8">Time</text:p>
      <text:p text:style-name="P8">T=<text:span text:style-name="T3">2</text:span>0</text:p>
      <text:p text:style-name="P8"/>
      <text:p text:style-name="P8">Unsafe</text:p>
      <text:p text:style-name="P13">Viability</text:p>
      <text:p text:style-name="P13"/>
      <text:p text:style-name="P17">fault(0,12) 0</text:p>
      <text:p text:style-name="P17">fault(0,14) 0</text:p>
      <text:p text:style-name="P17">fault(0,15) 0</text:p>
      <text:p text:style-name="P17">fault(2,13) 0</text:p>
      <text:p text:style-name="P17">fault(8,12) 0</text:p>
      <text:p text:style-name="P17">fault(8,15) 0</text:p>
      <text:p text:style-name="P17">alpha0 3</text:p>
      <text:p text:style-name="P17">alpha1 3</text:p>
      <text:p text:style-name="P17">alpha2 3</text:p>
      <text:p text:style-name="P17">alpha3 3</text:p>
      <text:p text:style-name="P17">alpha4 3</text:p>
      <text:p text:style-name="P17">alpha5 3</text:p>
      <text:p text:style-name="P17">alpha6 -0.5</text:p>
      <text:p text:style-name="P17">alpha7 0.5</text:p>
      <text:p text:style-name="P17">alpha8 -0.5</text:p>
      <text:p text:style-name="P17">alpha9 -1</text:p>
      <text:p text:style-name="P17">alpha10 1</text:p>
      <text:p text:style-name="P17">alpha11 -1</text:p>
      <text:p text:style-name="P17">alpha12 7.5</text:p>
      <text:p text:style-name="P17">alpha13 -0.1</text:p>
      <text:p text:style-name="P17">alpha14 -1.38778e-17</text:p>
      <text:p text:style-name="P17">alpha15 -1.38778e-17</text:p>
      <text:p text:style-name="P17">Obj: -1.38778e-17</text:p>
      <text:p text:style-name="P17"/>
      <text:p text:style-name="P17">at time step 3, x goes of the range (3,4)</text:p>
      <text:p text:style-name="P12"/>
      <text:p text:style-name="P8"/>
      <text:p text:style-name="P8"/>
      <text:p text:style-name="P8">Faults</text:p>
      <text:p text:style-name="P8">B: [(0,0),(0,2),(0,3),(2,1),(8,0),(8,3)]</text:p>
      <text:p text:style-name="P8"/>
      <text:p text:style-name="P16">v=[5,5,6,6,7,8]</text:p>
      <text:p text:style-name="P8"/>
      <text:p text:style-name="P19"><text:soft-page-break/>Total Time: <text:span text:style-name="T6">0.04033517837524414</text:span> (With Faults)</text:p>
      <text:p text:style-name="P21"><text:span text:style-name="T4">Total Time: </text:span>0.037652015686035156 (Without* Faults)</text:p>
      <text:p text:style-name="P14"/>
      <text:p text:style-name="P12"/>
      <text:p text:style-name="P4">Transformer</text:p>
      <text:p text:style-name="P10">Unknown: Value of Lm, n1, n2</text:p>
      <text:p text:style-name="P11">A: 3*3</text:p>
      <text:p text:style-name="P11">B= 1*2</text:p>
      <text:p text:style-name="P10"/>
      <text:p text:style-name="P10">Init</text:p>
      <text:p text:style-name="P18">[(0,0.4),(-5,<text:span text:style-name="T8">0</text:span>),(0,0.4),(1,1)] </text:p>
      <text:p text:style-name="P10"/>
      <text:p text:style-name="P11">Time</text:p>
      <text:p text:style-name="P11">T=<text:span text:style-name="T5">10</text:span></text:p>
      <text:p text:style-name="P11"/>
      <text:p text:style-name="P11">Unsafe</text:p>
      <text:p text:style-name="P11">Modified from actual </text:p>
      <text:p text:style-name="P18">iL&lt;=0 (Invariant)</text:p>
      <text:p text:style-name="P18">Safe</text:p>
      <text:p text:style-name="P11"/>
      <text:p text:style-name="P11">Faults</text:p>
      <text:p text:style-name="P11">B: [(0,1)]</text:p>
      <text:p text:style-name="P11"/>
      <text:p text:style-name="P11">Var=[50]</text:p>
      <text:p text:style-name="P11"/>
      <text:p text:style-name="P20">Total Time: <text:span text:style-name="T8">0.04625821113586426</text:span> (With Faults)</text:p>
      <text:p text:style-name="P22">Total Time: <text:span text:style-name="T8">0.045644521713256836 </text:span>(Without* Faul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2:43:01.395324538</meta:creation-date>
    <dc:date>2018-05-30T14:10:33.280276957</dc:date>
    <meta:editing-duration>PT5H9M21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269" meta:character-count="1887" meta:non-whitespace-character-count="1594"/>
  </office:meta>
</office:document-meta>
</file>